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IF(MOD(ROW();2)=1;MOD((ROW()-1)*8+COLUMN();2)=0;MOD((ROW()-1)*8+COLUMN();2)=1))" style:apply-style-name="Untitled1" style:base-cell-address="map.A3"/>
    </style:style>
    <style:style style:name="ce2" style:family="table-cell" style:parent-style-name="Default">
      <style:map style:condition="is-true-formula(IF(MOD(ROW();2)=1;MOD((ROW()-1)*8+COLUMN();2)=0;MOD((ROW()-1)*8+COLUMN();2)=1))" style:apply-style-name="Untitled1" style:base-cell-address="map.A3"/>
    </style:style>
  </office:automatic-styles>
  <office:body>
    <office:spreadsheet>
      <table:calculation-settings table:automatic-find-labels="false"/>
      <table:table table:name="map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991" table:default-cell-style-name="Default"/>
        <table:table-row table:style-name="ro1">
          <table:table-cell table:number-columns-repeated="2" table:style-name="Default" office:value-type="float" office:value="16" calcext:value-type="float">
            <text:p>1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29"/>
          <table:table-cell table:number-columns-repeated="991"/>
        </table:table-row>
        <table:table-row table:style-name="ro1">
          <table:table-cell table:number-columns-repeated="3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 8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3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3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 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3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3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3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3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3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3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3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3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3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3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3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3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3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3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3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3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3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33" office:value-type="float" office:value="1" calcext:value-type="float">
            <text:p>1</text:p>
          </table:table-cell>
          <table:table-cell table:number-columns-repeated="991"/>
        </table:table-row>
        <calcext:conditional-formats>
          <calcext:conditional-format calcext:target-range-address="map.C2:map.AG2 map.A3:map.AG33">
            <calcext:condition calcext:apply-style-name="Untitled1" calcext:value="formula-is(IF(MOD(ROW();2)=1;MOD((ROW()-1)*8+COLUMN();2)=0;MOD((ROW()-1)*8+COLUMN();2)=1))" calcext:base-cell-address="map.A3"/>
          </calcext:conditional-format>
          <calcext:conditional-format calcext:target-range-address="map.A2:map.A33 map.C2:map.AG2 map.B3:map.AG33">
            <calcext:condition calcext:apply-style-name="Untitled1" calcext:value="formula-is(IF(MOD(ROW();2)=1;MOD((ROW()-1)*8+COLUMN();2)=0;MOD((ROW()-1)*8+COLUMN();2)=1))" calcext:base-cell-address="map.A2"/>
          </calcext:conditional-format>
          <calcext:conditional-format calcext:target-range-address="map.B2:map.B33 map.D2:map.D33 map.F2:map.F33 map.H2:map.H33 map.J2:map.J33 map.L2:map.L33 map.N2:map.N33 map.P2:map.P33 map.R2:map.R33 map.T2:map.T33 map.V2:map.V33 map.X2:map.X33 map.Z2:map.Z33 map.AB2:map.AB33 map.AD2:map.AD33 map.AF2:map.AF33">
            <calcext:condition calcext:apply-style-name="Untitled1" calcext:value="formula-is(IF(MOD(ROW();2)=1;MOD((ROW()-1)*8+COLUMN();2)=0;MOD((ROW()-1)*8+COLUMN();2)=1))" calcext:base-cell-address="map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ff6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9T21:34:07.849487027</dc:date>
    <dc:creator>Grzyp Kasztan</dc:creator>
    <meta:editing-duration>PT2H23M10S</meta:editing-duration>
    <meta:editing-cycles>6</meta:editing-cycles>
    <meta:generator>LibreOffice/5.0.3.2$Linux_X86_64 LibreOffice_project/00m0$Build-2</meta:generator>
    <meta:document-statistic meta:table-count="1" meta:cell-count="1060" meta:object-count="0"/>
  </office:meta>
</office:document-meta>
</file>